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257cm" svg:y1="14.616cm" svg:x2="10.208cm" svg:y2="15.418cm">
            <text:p/>
          </draw:line>
          <draw:line draw:style-name="gr1" draw:text-style-name="P1" draw:layer="layout" svg:x1="10.208cm" svg:y1="15.418cm" svg:x2="11.54cm" svg:y2="15.493cm">
            <text:p/>
          </draw:line>
          <draw:line draw:style-name="gr2" draw:text-style-name="P1" draw:layer="layout" svg:x1="10.63cm" svg:y1="14.352cm" svg:x2="10.207cm" svg:y2="15.416cm">
            <text:p/>
          </draw:line>
          <draw:frame draw:name="DescriptionOOoTep" draw:style-name="gr3" draw:text-style-name="P2" draw:layer="layout" svg:width="0.003cm" svg:height="0.003cm" svg:x="11.756cm" svg:y="14.183cm">
            <draw:text-box>
              <text:p/>
            </draw:text-box>
            <svg:desc>@options;
  repereortho(310,270,30,1,1){ 0 , moyen , grisclair , num1 ,i};

@figure;
  B = point( -7.97 , 6.2 );
  C = point( -5.17 , 3.84 );
  sBC = segment( B , C );
  D = point( -1.57 , 3.63 );
  sCD = segment( C , D );
  bissBCD = bissectrice( B , C , D )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21:33.917261285</meta:creation-date>
    <dc:date>2018-02-09T16:22:05.596634553</dc:date>
    <meta:editing-duration>PT32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